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break-before="page"/>
      <style:text-properties fo:font-size="15pt" fo:font-weight="bold" officeooo:rsid="000a1889" officeooo:paragraph-rsid="00155787" style:font-size-asian="15pt" style:font-weight-asian="bold" style:font-size-complex="15pt" style:font-weight-complex="bold"/>
    </style:style>
    <style:style style:name="P2" style:family="paragraph" style:parent-style-name="Text_20_body" style:list-style-name="L1">
      <style:paragraph-properties fo:padding="0.0193in" fo:border="0.06pt solid #e3e3e3"/>
      <style:text-properties officeooo:paragraph-rsid="00155787"/>
    </style:style>
    <style:style style:name="P3" style:family="paragraph" style:parent-style-name="Text_20_body" style:list-style-name="L1">
      <style:paragraph-properties fo:margin-top="0in" fo:margin-bottom="0in" style:contextual-spacing="false" fo:padding="0.0193in" fo:border="0.06pt solid #e3e3e3"/>
      <style:text-properties officeooo:paragraph-rsid="00155787"/>
    </style:style>
    <style:style style:name="P4" style:family="paragraph" style:parent-style-name="Text_20_body">
      <style:paragraph-properties fo:padding="0.0193in" fo:border="0.06pt solid #e3e3e3"/>
      <style:text-properties officeooo:paragraph-rsid="00155787"/>
    </style:style>
    <style:style style:name="T1"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itical Care &amp; Emergency Medicine department:</text:p>
      <text:p text:style-name="P4">Velocity Hospital's intensive care unit (ICU) offers state-of-the-art facilities and specialized staff, including doctors, surgeons, and nurse practitioners, providing treatment and supervision for seriously ill patients. Specialized services include advanced monitoring, ventilators, defibrillators, electric beds, and portable equipment for various procedures. Specialists in the department include Dr. Vitrag Shah, Dr. Rohan Jariwala, and Dr. Binjul Solanki, providing expertise in Critical Care, General Medicine, and Anesthesia. The ICU also provides round-the-clock emergency services for various critical conditions, ensuring the highest quality care for patients. Velocity Hospital is dedicated to providing the best possible treatment and care during critical medical situa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3:06:58.539444927</meta:creation-date>
    <dc:date>2024-04-12T14:14:15.380850417</dc:date>
    <meta:editing-duration>PT1M29S</meta:editing-duration>
    <meta:editing-cycles>3</meta:editing-cycles>
    <meta:generator>LibreOffice/7.3.7.2$Linux_X86_64 LibreOffice_project/30$Build-2</meta:generator>
    <meta:document-statistic meta:table-count="0" meta:image-count="0" meta:object-count="0" meta:page-count="1" meta:paragraph-count="2" meta:word-count="105" meta:character-count="834" meta:non-whitespace-character-count="731"/>
  </office:meta>
</office:document-meta>
</file>